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19" table:visibility="collapse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500" table:style-name="ce10">
            <text:p>500</text:p>
          </table:table-cell>
          <table:table-cell table:style-name="ce1"/>
          <table:table-cell office:value-type="float" office:value="500" table:formula="of:=[.E2]" table:style-name="ce1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style-name="ce1"/>
          <table:table-cell office:value-type="float" office:value="0" table:formula="of:=[.E4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7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9]" table:style-name="ce1">
            <text:p>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0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60" table:style-name="ce10">
            <text:p>60</text:p>
          </table:table-cell>
          <table:table-cell office:value-type="string" table:style-name="ce1">
            <text:p>шт</text:p>
          </table:table-cell>
          <table:table-cell office:value-type="float" office:value="24" table:formula="of:=[.E11]*0.4" table:style-name="ce1">
            <text:p>2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12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office:value-type="float" office:value="400" table:formula="of:=[.E14]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19]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21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2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3]" table:style-name="ce1">
            <text:p>10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24]" table:style-name="ce1">
            <text:p>3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40" table:style-name="ce10">
            <text:p>140</text:p>
          </table:table-cell>
          <table:table-cell table:style-name="ce1"/>
          <table:table-cell office:value-type="float" office:value="140" table:formula="of:=[.E25]" table:style-name="ce1">
            <text:p>14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6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style-name="ce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32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4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6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7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8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1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40" table:style-name="ce10">
            <text:p>340</text:p>
          </table:table-cell>
          <table:table-cell table:style-name="ce1"/>
          <table:table-cell office:value-type="float" office:value="340" table:formula="of:=[.E43]" table:style-name="ce1">
            <text:p>3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200" table:style-name="ce10">
            <text:p>1200</text:p>
          </table:table-cell>
          <table:table-cell table:style-name="ce1"/>
          <table:table-cell office:value-type="float" office:value="1200" table:formula="of:=[.E44]" table:style-name="ce1">
            <text:p>1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5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8]" table:style-name="ce1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9]" table:style-name="ce1">
            <text:p>4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9" table:style-name="ce10">
            <text:p>9</text:p>
          </table:table-cell>
          <table:table-cell table:style-name="ce1"/>
          <table:table-cell office:value-type="float" office:value="9" table:formula="of:=[.E50]" table:style-name="ce1">
            <text:p>9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859" table:formula="of:=SUM([.E2:.E54])" table:style-name="ce16">
            <text:p>4859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8"/>
          <table:table-cell table:style-name="ce16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8-20T08:20:22Z</dc:date>
    <meta:print-date>2024-07-02T10:41:14Z</meta:print-date>
    <meta:editing-cycles>105</meta:editing-cycles>
    <meta:editing-duration>PT125814S</meta:editing-duration>
  </office:meta>
</office:document-meta>
</file>